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d94" officeooo:paragraph-rsid="00063d94"/>
    </style:style>
    <style:style style:name="P2" style:family="paragraph" style:parent-style-name="Standard">
      <style:paragraph-properties fo:margin-top="0.0398in" fo:margin-bottom="0.0398in" loext:contextual-spacing="false" fo:line-height="200%"/>
      <style:text-properties officeooo:rsid="00063d94" officeooo:paragraph-rsid="00063d94"/>
    </style:style>
    <style:style style:name="T1" style:family="text">
      <style:text-properties officeooo:rsid="00064e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Lang Graph Analyzer program</text:p>
      <text:p text:style-name="P1">MA 430</text:p>
      <text:p text:style-name="P1">Tom Dale</text:p>
      <text:p text:style-name="P2"><text:tab/>My program <text:span text:style-name="T1">is written in the Go programming language and </text:span>will analyze <text:span text:style-name="T1">an adjacency matrix for any undirected graph and provide some useful information about the graph. First my program will tell the user if the graph is connected, then it will check to see if there is an euler cycle or euler trail. If there is one of these it will calculate an valid euler cycle or path over every edge in the graph. </text:span></text:p>
      <text:p text:style-name="P2"><text:tab/><text:span text:style-name="T1">My program calls multiple functions to analyze the graph. <text:s/>The main function is the meat of the program flow, it calls readAdjacencyMatrix() which takes in user entered adjacency matrix as a string of 1’s and 0’s. Then it checks diagonal symmetry by calling checkBadMatrix(), and prints the matrix entered with printMatrix(). Next main calls numConnected() which returns the number of connected vertices in the graph, if the value returned from this function is equal to the number of total vertices then the graph is fully connected. <text:s/>NumConnected() works by calling a recursive function connectedRecursive() that goes through all edges adding in any connected vertex to a list. Next checkEulerCycle() is called which checks that all verteces have even degree, if so it returns true. The printeEulerCycle() is easy, it chooses any vertex to start and just traverses valid edges until every edge has been traveled. CheckEulerPath() checks that exactly two vertices are of odd degree, if so there is an euler path so printEulerPath() is called. Printing an euler path is the most complicated algorithm. It starts traversing the graph from one of the odd degree vertices, passed in from checkEulerPath(). The adjacency matrix is combed through and an valid next edge is checked to be a bridge by using the isBridge() function. A bridge is a edge that would be break the existing connected graph into a disconnected graph. By calling the numConnected() function both with and without the edge it can be determined if some edge is a bridge. The euler path is found by taking any non-bridge first and then taking bridges on when all other options edges have been previously used. By doing this the every edge is walked through. This is the whole code, walking through the comment would probably be easier than reading this essay. Sor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08:28:49.761257884</meta:creation-date>
    <dc:date>2019-05-08T09:11:16.661511846</dc:date>
    <meta:editing-duration>PT9M56S</meta:editing-duration>
    <meta:editing-cycles>1</meta:editing-cycles>
    <meta:document-statistic meta:table-count="0" meta:image-count="0" meta:object-count="0" meta:page-count="1" meta:paragraph-count="5" meta:word-count="385" meta:character-count="2278" meta:non-whitespace-character-count="1893"/>
    <meta:generator>LibreOffice/6.2.3.2$Linux_X86_64 LibreOffice_project/6bd8f51f0bb0f42344f66a65ca86e692fe0f70bc</meta:generator>
  </office:meta>
</office:document-meta>
</file>